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630e" officeooo:paragraph-rsid="0013630e"/>
    </style:style>
    <style:style style:name="P2" style:family="paragraph" style:parent-style-name="Standard">
      <style:paragraph-properties fo:text-align="start" style:justify-single-word="false"/>
      <style:text-properties officeooo:rsid="0013630e" officeooo:paragraph-rsid="0013630e"/>
    </style:style>
    <style:style style:name="P3" style:family="paragraph" style:parent-style-name="Standard">
      <style:paragraph-properties fo:text-align="start" style:justify-single-word="false"/>
      <style:text-properties officeooo:paragraph-rsid="00147dfe"/>
    </style:style>
    <style:style style:name="P4" style:family="paragraph" style:parent-style-name="Standard">
      <style:paragraph-properties fo:text-align="start" style:justify-single-word="false"/>
      <style:text-properties officeooo:paragraph-rsid="00176363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630e" officeooo:paragraph-rsid="0013630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8a2da" officeooo:paragraph-rsid="0018a2d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6363" officeooo:paragraph-rsid="00176363" style:font-weight-asian="bold" style:font-weight-complex="bold"/>
    </style:style>
    <style:style style:name="P8" style:family="paragraph" style:parent-style-name="Standard">
      <style:text-properties fo:font-weight="bold" officeooo:rsid="002460f4" officeooo:paragraph-rsid="002460f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76363" officeooo:paragraph-rsid="00176363"/>
    </style:style>
    <style:style style:name="P10" style:family="paragraph" style:parent-style-name="Standard">
      <style:paragraph-properties fo:text-align="start" style:justify-single-word="false"/>
      <style:text-properties officeooo:rsid="0018a2da" officeooo:paragraph-rsid="0018a2da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6727" officeooo:paragraph-rsid="001b6727" style:font-weight-asian="normal" style:font-weight-complex="normal"/>
    </style:style>
    <style:style style:name="P12" style:family="paragraph" style:parent-style-name="Standard">
      <style:text-properties officeooo:rsid="001ca754" officeooo:paragraph-rsid="001ca754"/>
    </style:style>
    <style:style style:name="P13" style:family="paragraph" style:parent-style-name="Standard">
      <style:text-properties officeooo:rsid="001ca754" officeooo:paragraph-rsid="001b6727"/>
    </style:style>
    <style:style style:name="P14" style:family="paragraph" style:parent-style-name="Standard">
      <style:paragraph-properties fo:text-align="start" style:justify-single-word="false"/>
      <style:text-properties officeooo:rsid="00204310" officeooo:paragraph-rsid="00204310"/>
    </style:style>
    <style:style style:name="P15" style:family="paragraph" style:parent-style-name="Standard">
      <style:text-properties officeooo:rsid="001f22da" officeooo:paragraph-rsid="001f22da"/>
    </style:style>
    <style:style style:name="P16" style:family="paragraph" style:parent-style-name="Standard">
      <style:text-properties officeooo:rsid="002460f4" officeooo:paragraph-rsid="002460f4"/>
    </style:style>
    <style:style style:name="P17" style:family="paragraph" style:parent-style-name="Standard">
      <style:text-properties officeooo:rsid="0025f845" officeooo:paragraph-rsid="0025f845"/>
    </style:style>
    <style:style style:name="P18" style:family="paragraph" style:parent-style-name="Preformatted_20_Text">
      <style:paragraph-properties fo:text-align="start" style:justify-single-word="false"/>
      <style:text-properties officeooo:rsid="00176363" officeooo:paragraph-rsid="00176363"/>
    </style:style>
    <style:style style:name="P19" style:family="paragraph" style:parent-style-name="Text_20_body">
      <style:text-properties fo:background-color="#ffffff"/>
    </style:style>
    <style:style style:name="P20" style:family="paragraph" style:parent-style-name="Text_20_body">
      <style:paragraph-properties fo:margin-top="0in" fo:margin-bottom="0in" style:contextual-spacing="false"/>
      <style:text-properties fo:background-color="#ffffff"/>
    </style:style>
    <style:style style:name="P21" style:family="paragraph" style:parent-style-name="Text_20_body">
      <style:paragraph-properties fo:margin-top="0in" fo:margin-bottom="0in" style:contextual-spacing="false" style:line-height-at-least="0.2709in" fo:padding="0in" fo:border="none"/>
      <style:text-properties style:font-name="Microsoft YaHei"/>
    </style:style>
    <style:style style:name="P22" style:family="paragraph" style:parent-style-name="Text_20_body">
      <style:paragraph-properties fo:margin-left="0in" fo:margin-right="0in" fo:margin-top="0in" fo:margin-bottom="0in" style:contextual-spacing="false" style:line-height-at-least="0.2291in" fo:text-indent="0in" style:auto-text-indent="false"/>
      <style:text-properties fo:background-color="#ffffff"/>
    </style:style>
    <style:style style:name="P23" style:family="paragraph" style:parent-style-name="Text_20_body">
      <style:paragraph-properties fo:margin-left="0in" fo:margin-right="0in" fo:margin-top="0in" fo:margin-bottom="0in" style:contextual-spacing="false" style:line-height-at-least="0.2709in" fo:text-indent="0in" style:auto-text-indent="false" fo:padding="0in" fo:border="none"/>
      <style:text-properties style:font-name="Microsoft YaHei"/>
    </style:style>
    <style:style style:name="P24" style:family="paragraph" style:parent-style-name="Heading_20_1">
      <style:text-properties officeooo:rsid="001ca754" officeooo:paragraph-rsid="001ca754"/>
    </style:style>
    <style:style style:name="P25" style:family="paragraph" style:parent-style-name="Standard">
      <style:text-properties officeooo:rsid="002460f4" officeooo:paragraph-rsid="002460f4"/>
    </style:style>
    <style:style style:name="P26" style:family="paragraph" style:parent-style-name="Preformatted_20_Text">
      <style:text-properties officeooo:rsid="002460f4" officeooo:paragraph-rsid="002460f4"/>
    </style:style>
    <style:style style:name="P27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13630e"/>
    </style:style>
    <style:style style:name="T2" style:family="text">
      <style:text-properties officeooo:rsid="00176363"/>
    </style:style>
    <style:style style:name="T3" style:family="text">
      <style:text-properties style:font-name="Microsoft YaHei" fo:font-size="10.5pt"/>
    </style:style>
    <style:style style:name="T4" style:family="text">
      <style:text-properties style:font-name="Microsoft YaHei" fo:font-size="10.5pt" fo:padding="0in" fo:border="none"/>
    </style:style>
    <style:style style:name="T5" style:family="text">
      <style:text-properties style:font-name-asian="Microsoft YaHei" style:font-size-asian="10.5pt"/>
    </style:style>
    <style:style style:name="T6" style:family="text">
      <style:text-properties style:font-name-asian="Microsoft YaHei" style:font-size-asian="10.5pt" fo:padding="0in" fo:border="none"/>
    </style:style>
    <style:style style:name="T7" style:family="text">
      <style:text-properties fo:color="#000000" fo:font-size="20pt" style:text-underline-style="none" fo:font-weight="bold" officeooo:rsid="0013630e" style:font-size-asian="20pt" style:font-weight-asian="bold" style:font-size-complex="20pt" style:font-weight-complex="bold"/>
    </style:style>
    <style:style style:name="T8" style:family="text">
      <style:text-properties fo:color="#000000" fo:font-size="20pt" style:text-underline-style="none" fo:font-weight="bold" officeooo:rsid="00176363" style:font-size-asian="20pt" style:font-weight-asian="bold" style:font-size-complex="20pt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环境配置</text:p>
      <text:p text:style-name="P2">Qt配置</text:p>
      <text:p text:style-name="P2">官网下载Qt最新程序，直接安装</text:p>
      <text:p text:style-name="P2"> 在ubuntu下使用Qt 编译时候遇上了cannot find -lGL错误,使用命令<text:line-break/><text:line-break/>sudo apt-get install libqt4-dev或者sudo apt-get install libgl1-mesa-dev或者libgl1-mesa-dev或者libglu1-mesa-dev<text:line-break/></text:p>
      <text:p text:style-name="Text_20_body">可以解决问题 </text:p>
      <text:p text:style-name="Text_20_body">之前可以先apt-get install update一下</text:p>
      <text:p text:style-name="P2"/>
      <text:p text:style-name="P5">sogou安装</text:p>
      <text:p text:style-name="P2">去搜狗官网下载ubuntu版，直接安装,安装后配置</text:p>
      <text:p text:style-name="P2"><text:a xlink:type="simple" xlink:href="http://jingyan.baidu.com/article/ad310e80ae6d971849f49ed3.html">http://jingyan.baidu.com/article/ad310e80ae6d971849f49ed3.html</text:a></text:p>
      <text:p text:style-name="P2"/>
      <text:p text:style-name="P5">右键打开终端</text:p>
      <text:p text:style-name="P2">sodu apt-get install nantilus-open-terminal 然后输入nantilus -q 或者 注销</text:p>
      <text:p text:style-name="P2"/>
      <text:p text:style-name="P5">安装配置vim</text:p>
      <text:p text:style-name="P2">安装vim后修改～/.vimrc <text:s text:c="2"/><text:a xlink:type="simple" xlink:href="http://blog.csdn.net/chaihuasong/article/details/17380685">http://blog.csdn.net/chaihuasong/article/details/17380685</text:a></text:p>
      <text:p text:style-name="P2">安装NERDTree <text:s/><text:a xlink:type="simple" xlink:href="http://blog.csdn.net/leisure512/article/details/4202639">http://blog.csdn.net/leisure512/article/details/4202639</text:a></text:p>
      <text:p text:style-name="P2"/>
      <text:p text:style-name="P5">github ssh 配置</text:p>
      <text:p text:style-name="P2">github官网,是指sshkey的地方有完美介绍</text:p>
      <text:p text:style-name="P2"><text:a xlink:type="simple" xlink:href="https://help.github.com/articles/generating-ssh-keys/">https://help.github.com/articles/generating-ssh-keys/</text:a></text:p>
      <text:p text:style-name="P2"/>
      <text:p text:style-name="P5">sublime text 3 安装</text:p>
      <text:p text:style-name="P2">中文输入http://jingyan.baidu.com/article/f3ad7d0ff8731609c3345b3b.html</text:p>
      <text:p text:style-name="P3"><text:span text:style-name="T1">其中修改桌面文件时，</text:span><text:span text:style-name="Strong_20_Emphasis"><text:span text:style-name="Emphasis">sublime_text.desktop应该为 </text:span></text:span><text:span text:style-name="Emphasis">sublime-text.desktop。</text:span></text:p>
      <text:p text:style-name="P3"/>
      <text:p text:style-name="P7">美化桌面</text:p>
      <text:p text:style-name="P3">安装<text:span text:style-name="T2">Unity Tweak Tool </text:span></text:p>
      <text:p text:style-name="P9">sudo apt-get install unity-tweak-tool</text:p>
      <text:p text:style-name="P9">安装Gnome Tweak Tool</text:p>
      <text:p text:style-name="P9">sudo apt-get install gnome-tweak-tool</text:p>
      <text:p text:style-name="P9">安装GTK</text:p>
      <text:p text:style-name="P18">sudo add-apt-repository ppa:numix/ppa</text:p>
      <text:p text:style-name="P18">sudo apt-get update &amp;&amp; sudo apt-get install numix-gtk-theme</text:p>
      <text:p text:style-name="P9">图标</text:p>
      <text:p text:style-name="P18">sudo apt-add-repository ppa:numix/ppasudo apt-get updatesudo apt-get install numix-icon-theme-circle</text:p>
      <text:p text:style-name="P9"/>
      <text:p text:style-name="P9"><text:a xlink:type="simple" xlink:href="http://linux.cn/article-3082-1.html">http://linux.cn/article-3082-1.html</text:a></text:p>
      <text:p text:style-name="P9"/>
      <text:p text:style-name="P7">gimp安装 <text:s/>图形处理软件</text:p>
      <text:p text:style-name="P11">sudo apt-get install gimp</text:p>
      <text:p text:style-name="P9"/>
      <text:p text:style-name="P6">phpstorm安装</text:p>
      <text:p text:style-name="P10"><text:a xlink:type="simple" xlink:href="http://blog.sina.com.cn/s/blog_68431a3b0102v4zn.html">http://blog.sina.com.cn/s/blog_68431a3b0102v4zn.html</text:a></text:p>
      <text:p text:style-name="P10">注册码验证</text:p>
      <text:p text:style-name="P14">license 下输入http://idea.lanyus.com/</text:p>
      <text:p text:style-name="P10"><text:soft-page-break/>http://weibo.com/2095522781/D2cE3fSmd?from=singleweibo&amp;mod=recommand_weibo&amp;type=comment#_loginLayer_1448344600881</text:p>
      <text:p text:style-name="P4"><text:span text:style-name="Emphasis"/></text:p>
      <text:p text:style-name="P2"><text:tab/></text:p>
      <text:p text:style-name="P13"/>
      <text:h text:style-name="P24" text:outline-level="1"><text:a xlink:type="simple" xlink:href="http://blog.csdn.net/rebelqsp/article/details/21548969"><text:span text:style-name="T7">ubuntu下Pycharm安装及配置</text:span></text:a><text:a xlink:type="simple" xlink:href="http://blog.csdn.net/rebelqsp/article/details/21548969"><text:span text:style-name="T8"> </text:span></text:a></text:h>
      <text:p text:style-name="P20"/>
      <text:section text:style-name="Sect1" text:name="article_content">
        <text:p text:style-name="P19"><text:span text:style-name="T3">1.</text:span><text:span text:style-name="T5">从</text:span><text:span text:style-name="T3">http://www.jetbrains.com/pycharm/download/</text:span><text:span text:style-name="T5">下载最新的</text:span><text:span text:style-name="T3">Pycharm</text:span></text:p>
        <text:p text:style-name="P22"><text:span text:style-name="T3">2.</text:span><text:span text:style-name="T5">在终端中进入</text:span><text:span text:style-name="T3">Pycharm</text:span><text:span text:style-name="T5">的下载目录，输入命令 </text:span><text:span text:style-name="T3">tar xfz pycharm-</text:span><text:span text:style-name="T4">*</text:span><text:span text:style-name="T3">.tar.gz</text:span><text:span text:style-name="T5">，将</text:span><text:span text:style-name="T3">Pycharm</text:span><text:span text:style-name="T5">文件夹解压到当前目录</text:span></text:p>
        <text:p text:style-name="P22"><text:span text:style-name="T3">3.</text:span><text:span text:style-name="T5">找到</text:span><text:span text:style-name="T3">bin</text:span><text:span text:style-name="T5">文件夹运行</text:span><text:span text:style-name="T3">P</text:span><text:span text:style-name="T4">ycharm.sh</text:span><text:span text:style-name="T6">（</text:span><text:span text:style-name="T4">.sh </text:span><text:span text:style-name="T6">是一个脚本文件，相当于</text:span><text:span text:style-name="T4">win</text:span><text:span text:style-name="T6">下的</text:span><text:span text:style-name="T4">.exe</text:span><text:span text:style-name="T6">）</text:span><text:span text:style-name="T4">,</text:span><text:span text:style-name="T6">输入注册码</text:span></text:p>
        <text:p text:style-name="P23">user name: EMBRACE</text:p>
        <text:p text:style-name="P21">key:<text:line-break/>14203-12042010<text:line-break/>0000107Iq75C621P7X1SFnpJDivKnX<text:line-break/>6zcwYOYaGK3euO3ehd1MiTT"2!Jny8<text:line-break/>bff9VcTSJk7sRDLqKRVz1XGKbMqw3G</text:p>
        <text:p text:style-name="P21"/>
      </text:section>
      <text:p text:style-name="P12"/>
      <text:p text:style-name="P15"><text:a xlink:type="simple" xlink:href="http://blog.csdn.net/rebelqsp/article/details/21548969">http://blog.csdn.net/rebelqsp/article/details/21548969</text:a></text:p>
      <text:p text:style-name="P15"/>
      <text:p text:style-name="P15"/>
      <text:p text:style-name="P15"/>
      <text:p text:style-name="P8">安装MySQL</text:p>
      <text:p text:style-name="P17">mysql -u root -p进入mysql模式</text:p>
      <text:p text:style-name="P16"><text:a xlink:type="simple" xlink:href="http://wiki.ubuntu.org.cn/MySQL安装指南">http://wiki.ubuntu.org.cn/MySQL%E5%AE%89%E8%A3%85%E6%8C%87%E5%8D%97</text:a></text:p>
      <text:p text:style-name="P16"/>
      <text:p text:style-name="P16"/>
      <text:p text:style-name="P26">了解决端口占用问题，　我们可以通过端口查找进程，　再通过该进程的ＰＩＤ来杀掉该进程。</text:p>
      <text:p text:style-name="P27">(ps:sudo表示以管理员身份执行命令)</text:p>
      <text:p text:style-name="P27">１. 根据端口查找进程</text:p>
      <text:p text:style-name="P27">sudo lsof -i:端口号</text:p>
      <text:p text:style-name="P27">２. 杀掉进程</text:p>
      <text:p text:style-name="P27">sudo kill PID号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YaHei" svg:font-family="'Microsoft YaHei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0:49:28.029090444</meta:creation-date>
    <dc:date>2015-12-17T16:00:59.693198460</dc:date>
    <meta:editing-duration>PT1H53M47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55" meta:word-count="447" meta:character-count="1961" meta:non-whitespace-character-count="1871"/>
  </office:meta>
</office:document-meta>
</file>